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86c44565e0e81094c1692fe15949d90b.png" manifest:media-type="image/png"/>
  <manifest:file-entry manifest:full-path="Pictures/e621d8e599eb8e5bc70ebe2f1530b4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4417in" fo:margin-left="0.4104in" fo:margin-top="0in" fo:margin-bottom="0in" table:align="left"/>
    </style:style>
    <style:style style:name="Table1.A" style:family="table-column">
      <style:table-column-properties style:column-width="0.7618in"/>
    </style:style>
    <style:style style:name="Table1.B" style:family="table-column">
      <style:table-column-properties style:column-width="2.8972in"/>
    </style:style>
    <style:style style:name="Table1.C" style:family="table-column">
      <style:table-column-properties style:column-width="0.534in"/>
    </style:style>
    <style:style style:name="Table1.D" style:family="table-column">
      <style:table-column-properties style:column-width="0.6181in"/>
    </style:style>
    <style:style style:name="Table1.E" style:family="table-column">
      <style:table-column-properties style:column-width="0.5799in"/>
    </style:style>
    <style:style style:name="Table1.F" style:family="table-column">
      <style:table-column-properties style:column-width="0.6285in"/>
    </style:style>
    <style:style style:name="Table1.G" style:family="table-column">
      <style:table-column-properties style:column-width="0.6736in"/>
    </style:style>
    <style:style style:name="Table1.H" style:family="table-column">
      <style:table-column-properties style:column-width="0.7486in"/>
    </style:style>
    <style:style style:name="Table1.1" style:family="table-row">
      <style:table-row-properties style:min-row-height="0.0799in" fo:keep-together="always"/>
    </style:style>
    <style:style style:name="Table1.A1" style:family="table-cell">
      <style:table-cell-properties fo:padding-left="0in" fo:padding-right="0in" fo:padding-top="0.0396in" fo:padding-bottom="0.0396in" fo:border="none"/>
    </style:style>
    <style:style style:name="Table1.3" style:family="table-row">
      <style:table-row-properties style:min-row-height="0.1674in" fo:keep-together="always"/>
    </style:style>
    <style:style style:name="Table1.A3" style:family="table-cell">
      <style:table-cell-properties style:vertical-align="middle" fo:padding-left="0in" fo:padding-right="0in" fo:padding-top="0.0396in" fo:padding-bottom="0.0396in" fo:border="none"/>
    </style:style>
    <style:style style:name="Table1.E3" style:family="table-cell" style:data-style-name="N100">
      <style:table-cell-properties style:vertical-align="middle" fo:padding-left="0in" fo:padding-right="0in" fo:padding-top="0.0396in" fo:padding-bottom="0.0396in" fo:border="none"/>
    </style:style>
    <style:style style:name="Table1.4" style:family="table-row">
      <style:table-row-properties style:min-row-height="0.1653in" fo:keep-together="always"/>
    </style:style>
    <style:style style:name="Table1.6" style:family="table-row">
      <style:table-row-properties style:min-row-height="0.1965in" fo:keep-together="always"/>
    </style:style>
    <style:style style:name="Table1.8" style:family="table-row">
      <style:table-row-properties style:min-row-height="0.1931in" fo:keep-together="always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style:font-size-asian="8.5pt" style:font-weight-asian="bold" style:font-name-complex="Lucida Sans" style:font-size-complex="8.5pt" style:font-weight-complex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line-height="100%" fo:text-indent="0in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0" style:family="paragraph" style:parent-style-name="Standard">
      <style:paragraph-properties fo:margin-left="0in" fo:margin-right="0in" fo:margin-top="0.0228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17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8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9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15e59f"/>
    </style:style>
    <style:style style:name="P20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558a64"/>
    </style:style>
    <style:style style:name="P21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3a4e71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49b970" style:font-size-asian="8pt" style:font-name-complex="Lucida Sans" style:font-size-complex="8pt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856943" style:font-size-asian="8pt" style:font-name-complex="Lucida Sans" style:font-size-complex="8pt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83e264" style:font-size-asian="8pt" style:font-name-complex="Lucida Sans" style:font-size-complex="8pt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30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b4606"/>
    </style:style>
    <style:style style:name="P34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7b4606" style:font-size-asian="6pt" style:font-name-complex="Lucida Sans" style:font-size-complex="6pt"/>
    </style:style>
    <style:style style:name="P35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102ab9" style:font-size-asian="6pt" style:font-name-complex="Lucida Sans" style:font-size-complex="6pt"/>
    </style:style>
    <style:style style:name="P36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officeooo:paragraph-rsid="00102ab9"/>
    </style:style>
    <style:style style:name="P37" style:family="paragraph" style:parent-style-name="Standard">
      <style:paragraph-properties fo:margin-left="0.1307in" fo:margin-right="0in" fo:margin-top="0.0311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officeooo:paragraph-rsid="003a4e71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8bd1c4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5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6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</style:style>
    <style:style style:name="P47" style:family="paragraph" style:parent-style-name="Standard">
      <style:paragraph-properties fo:margin-left="0.1307in" fo:margin-right="-0.0335in" fo:margin-top="0.0252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officeooo:paragraph-rsid="003a4e71" style:font-size-asian="8pt" style:font-weight-asian="normal" style:font-name-complex="Lucida Sans" style:font-size-complex="8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0" style:family="paragraph" style:parent-style-name="Table_20_Contents">
      <style:text-properties officeooo:paragraph-rsid="0049b970"/>
    </style:style>
    <style:style style:name="P51" style:family="paragraph" style:parent-style-name="Standard">
      <style:text-properties fo:font-size="2pt" style:font-size-asian="2pt" style:font-size-complex="2pt"/>
    </style:style>
    <style:style style:name="P52" style:family="paragraph" style:parent-style-name="Standard">
      <style:text-properties style:font-name="Lucida Sans" fo:font-size="12pt" style:font-size-asian="12pt" style:font-size-complex="12pt"/>
    </style:style>
    <style:style style:name="P53" style:family="paragraph" style:parent-style-name="Standard">
      <style:text-properties officeooo:paragraph-rsid="0049b970"/>
    </style:style>
    <style:style style:name="P54" style:family="paragraph" style:parent-style-name="Standard">
      <style:paragraph-properties fo:margin-left="0.0783in" fo:margin-right="0in" fo:margin-top="0.0783in" fo:margin-bottom="0in" loext:contextual-spacing="false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55" style:family="paragraph" style:parent-style-name="Standard">
      <style:paragraph-properties fo:margin-left="0in" fo:margin-right="0.0591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56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7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8" style:family="paragraph" style:parent-style-name="Standard">
      <style:paragraph-properties fo:margin-left="0in" fo:margin-right="0.0591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9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rsid="00569c10" style:font-size-asian="4pt" style:font-weight-asian="normal" style:font-name-complex="Lucida Sans" style:font-size-complex="4pt" style:font-weight-complex="normal"/>
    </style:style>
    <style:style style:name="P60" style:family="paragraph" style:parent-style-name="Standard">
      <style:paragraph-properties fo:margin-left="0in" fo:margin-right="0.0591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1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69c10" style:font-size-asian="4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063in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P64" style:family="paragraph" style:parent-style-name="Standard">
      <style:paragraph-properties fo:margin-top="0.0252in" fo:margin-bottom="0in" loext:contextual-spacing="false" fo:line-height="100%" fo:text-align="center" style:justify-single-word="false" fo:orphans="0" fo:widows="0" fo:break-before="column" style:text-autospace="none"/>
    </style:style>
    <style:style style:name="P65" style:family="paragraph" style:parent-style-name="Standard">
      <style:paragraph-properties fo:margin-top="0.0252in" fo:margin-bottom="0in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66" style:family="paragraph" style:parent-style-name="Standard">
      <style:paragraph-properties fo:margin-top="0.0252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67" style:family="paragraph" style:parent-style-name="Standard">
      <style:paragraph-properties fo:margin-top="0.0252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49b970" style:font-size-asian="8pt" style:font-name-complex="Lucida Sans" style:font-size-complex="8pt"/>
    </style:style>
    <style:style style:name="P68" style:family="paragraph" style:parent-style-name="Standard">
      <style:paragraph-properties fo:margin-left="0.1307in" fo:margin-right="0.0862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28in" officeooo:paragraph-rsid="0049b970" style:font-size-asian="8pt" style:font-name-complex="Lucida Sans" style:font-size-complex="8pt"/>
    </style:style>
    <style:style style:name="P69" style:family="paragraph" style:parent-style-name="Standard">
      <style:paragraph-properties fo:margin-left="0.1307in" fo:margin-right="0.0862in" fo:margin-top="0in" fo:margin-bottom="0in" loext:contextual-spacing="false" fo:line-height="200%" fo:text-align="start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28in" officeooo:rsid="0049b970" officeooo:paragraph-rsid="0049b970" style:font-size-asian="8pt" style:font-name-complex="Lucida Sans" style:font-size-complex="8pt"/>
    </style:style>
    <style:style style:name="P70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49b970" style:font-size-asian="8pt" style:font-name-complex="Lucida Sans" style:font-size-complex="8pt"/>
    </style:style>
    <style:style style:name="P71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rsid="0049b970" officeooo:paragraph-rsid="004bfaaa" style:font-size-asian="8pt" style:font-name-complex="Lucida Sans" style:font-size-complex="8pt"/>
    </style:style>
    <style:style style:name="P72" style:family="paragraph" style:parent-style-name="Standard">
      <style:paragraph-properties fo:margin-left="0.1307in" fo:margin-right="0.0862in" fo:margin-top="0in" fo:margin-bottom="0in" loext:contextual-spacing="false" fo:line-height="200%" fo:text-align="start" style:justify-single-word="false" fo:orphans="0" fo:widows="0" fo:text-indent="0in" style:auto-text-indent="false" style:text-autospace="none"/>
      <style:text-properties fo:color="#221f1f" style:font-name="Lucida Sans" fo:font-size="8pt" fo:letter-spacing="-0.0028in" officeooo:rsid="0049b970" officeooo:paragraph-rsid="0049b970" style:font-size-asian="8pt" style:font-name-complex="Lucida Sans" style:font-size-complex="8pt"/>
    </style:style>
    <style:style style:name="P73" style:family="paragraph" style:parent-style-name="Standard">
      <style:paragraph-properties fo:margin-left="0.1307in" fo:margin-right="0.0862in" fo:margin-top="0in" fo:margin-bottom="0in" loext:contextual-spacing="false" fo:line-height="200%" fo:text-align="start" style:justify-single-word="false" fo:orphans="0" fo:widows="0" fo:text-indent="0in" style:auto-text-indent="false" style:text-autospace="none"/>
      <style:text-properties fo:color="#221f1f" style:font-name="Lucida Sans" fo:font-size="8pt" fo:letter-spacing="-0.0028in" officeooo:rsid="0049b970" officeooo:paragraph-rsid="004bfaaa" style:font-size-asian="8pt" style:font-name-complex="Lucida Sans" style:font-size-complex="8pt"/>
    </style:style>
    <style:style style:name="P74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75" style:family="paragraph" style:parent-style-name="Standard">
      <style:paragraph-properties fo:margin-left="0in" fo:margin-right="0.0862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font-name="Lucida Sans" fo:font-size="2pt" fo:letter-spacing="-0.0028in" officeooo:paragraph-rsid="0049b970" style:font-size-asian="2pt" style:font-name-complex="Lucida Sans" style:font-size-complex="2pt"/>
    </style:style>
    <style:style style:name="P76" style:family="paragraph" style:parent-style-name="Standard">
      <style:paragraph-properties fo:margin-left="0.0398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font-name="Lucida Sans" fo:font-size="8pt" fo:letter-spacing="-0.0028in" officeooo:paragraph-rsid="0049b970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aaeae6"/>
    </style:style>
    <style:style style:name="T3" style:family="text">
      <style:text-properties fo:letter-spacing="-0.0028in" fo:font-style="italic" style:font-style-asian="italic" style:font-style-complex="italic"/>
    </style:style>
    <style:style style:name="T4" style:family="text">
      <style:text-properties fo:letter-spacing="-0.0028in" fo:font-style="normal" officeooo:rsid="000f4c70" style:font-style-asian="normal" style:font-style-complex="normal"/>
    </style:style>
    <style:style style:name="T5" style:family="text">
      <style:text-properties fo:letter-spacing="-0.0028in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28in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047in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047in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11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1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28in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28in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028in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T42" style:family="text">
      <style:text-properties style:text-position="-6% 100%" fo:font-style="normal" style:font-style-asian="normal" style:font-style-complex="normal"/>
    </style:style>
    <style:style style:name="T43" style:family="text">
      <style:text-properties fo:color="#000000" fo:letter-spacing="0.0016in" fo:font-style="normal" style:font-style-asian="normal" style:font-style-complex="normal"/>
    </style:style>
    <style:style style:name="T44" style:family="text">
      <style:text-properties fo:color="#000000" fo:letter-spacing="-0.0028in" fo:font-style="normal" style:font-style-asian="normal" style:font-style-complex="normal"/>
    </style:style>
    <style:style style:name="T45" style:family="text">
      <style:text-properties fo:color="#000000" fo:letter-spacing="-0.0028in" fo:font-style="normal" officeooo:rsid="00105b3d" style:font-style-asian="normal" style:font-style-complex="normal"/>
    </style:style>
    <style:style style:name="T46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47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8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9" style:family="text">
      <style:text-properties fo:letter-spacing="-0.0047in"/>
    </style:style>
    <style:style style:name="T50" style:family="text">
      <style:text-properties fo:letter-spacing="-0.0047in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letter-spacing="-0.0047in" fo:font-style="normal" officeooo:rsid="0044122e" style:font-style-asian="normal" style:font-style-complex="normal"/>
    </style:style>
    <style:style style:name="T52" style:family="text">
      <style:text-properties fo:letter-spacing="-0.0047in" fo:font-style="normal" officeooo:rsid="003a4e71" style:font-style-asian="normal" style:font-style-complex="normal"/>
    </style:style>
    <style:style style:name="T53" style:family="text">
      <style:text-properties fo:letter-spacing="-0.0047in" fo:font-weight="bold" style:font-weight-asian="bold" style:font-weight-complex="bold"/>
    </style:style>
    <style:style style:name="T5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56" style:family="text">
      <style:text-properties fo:letter-spacing="-0.0055in" fo:font-weight="bold" style:font-weight-asian="bold" style:font-weight-complex="bold"/>
    </style:style>
    <style:style style:name="T57" style:family="text">
      <style:text-properties fo:letter-spacing="-0.0016in" fo:font-weight="bold" style:font-weight-asian="bold" style:font-weight-complex="bold"/>
    </style:style>
    <style:style style:name="T58" style:family="text">
      <style:text-properties fo:letter-spacing="-0.0035in"/>
    </style:style>
    <style:style style:name="T59" style:family="text">
      <style:text-properties fo:letter-spacing="-0.0063in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6">
          <table:table-cell table:style-name="Table1.A3" table:number-columns-spanned="2" office:value-type="string">
            <text:p text:style-name="P68">[29477] ACEITE BEBE JOHNSON ALOE 200 CC.</text:p>
            <text:p text:style-name="P68">29477</text:p>
          </table:table-cell>
          <table:covered-table-cell/>
          <table:table-cell table:style-name="Table1.A3" office:value-type="string">
            <text:p text:style-name="P24">IVA 21%</text:p>
          </table:table-cell>
          <table:table-cell table:style-name="Table1.A3" office:value-type="string">
            <text:p text:style-name="P26">198,35</text:p>
          </table:table-cell>
          <table:table-cell table:style-name="Table1.E3" office:value-type="string" office:value="0">
            <text:p text:style-name="P28">0,00</text:p>
          </table:table-cell>
          <table:table-cell table:style-name="Table1.A3" office:value-type="string">
            <text:p text:style-name="P24">198,35</text:p>
          </table:table-cell>
          <table:table-cell table:style-name="Table1.A3" office:value-type="string">
            <text:p text:style-name="P22"><text:span text:style-name="T15">1,00</text:span><text:span text:style-name="T15"><text:s/></text:span><text:span text:style-name="T15">Unidad(es)</text:span></text:p>
          </table:table-cell>
          <table:table-cell table:style-name="Table1.A3" office:value-type="string">
            <text:p text:style-name="P24">198,35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5" style:family="table">
      <style:table-properties style:width="7.4014in" fo:margin-top="0.3938in" fo:margin-bottom="0in" table:align="center"/>
    </style:style>
    <style:style style:name="Tabla5.A" style:family="table-column">
      <style:table-column-properties style:column-width="3.2222in"/>
    </style:style>
    <style:style style:name="Tabla5.B" style:family="table-column">
      <style:table-column-properties style:column-width="0.9375in"/>
    </style:style>
    <style:style style:name="Tabla5.C" style:family="table-column">
      <style:table-column-properties style:column-width="0.5069in"/>
    </style:style>
    <style:style style:name="Tabla5.D" style:family="table-column">
      <style:table-column-properties style:column-width="2.7347in"/>
    </style:style>
    <style:style style:name="Tabla5.1" style:family="table-row">
      <style:table-row-properties style:min-row-height="0.6875in"/>
    </style:style>
    <style:style style:name="Tabla5.A1" style:family="table-cell">
      <style:table-cell-properties fo:padding="0in" fo:border="none"/>
    </style:style>
    <style:style style:name="Tabla5.2" style:family="table-row">
      <style:table-row-properties style:min-row-height="0.2778in"/>
    </style:style>
    <style:style style:name="Tabla5.3" style:family="table-row">
      <style:table-row-properties style:min-row-height="0.5361in"/>
    </style:style>
    <style:style style:name="Tabla5.4" style:family="table-row">
      <style:table-row-properties style:min-row-height="0.4778in"/>
    </style:style>
    <style:style style:name="Tabla7" style:family="table">
      <style:table-properties style:width="7.4014in" fo:margin-top="0in" fo:margin-bottom="0in" table:align="center"/>
    </style:style>
    <style:style style:name="Tabla7.A" style:family="table-column">
      <style:table-column-properties style:column-width="3.7014in"/>
    </style:style>
    <style:style style:name="Tabla7.B" style:family="table-column">
      <style:table-column-properties style:column-width="3.7in"/>
    </style:style>
    <style:style style:name="Tabla7.1" style:family="table-row">
      <style:table-row-properties style:min-row-height="0.7514in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0.4764in"/>
    </style:style>
    <style:style style:name="Tabla1" style:family="table">
      <style:table-properties style:width="7.4014in" fo:margin-top="0.0785in" fo:margin-bottom="0in" table:align="center"/>
    </style:style>
    <style:style style:name="Tabla1.A" style:family="table-column">
      <style:table-column-properties style:column-width="3.6944in"/>
    </style:style>
    <style:style style:name="Tabla1.B" style:family="table-column">
      <style:table-column-properties style:column-width="3.7069in"/>
    </style:style>
    <style:style style:name="Tabla1.1" style:family="table-row">
      <style:table-row-properties style:min-row-height="0.6694in"/>
    </style:style>
    <style:style style:name="Tabla1.A1" style:family="table-cell">
      <style:table-cell-properties style:vertical-align="middle" fo:padding="0in" fo:border="none"/>
    </style:style>
    <style:style style:name="Tabla2" style:family="table">
      <style:table-properties style:width="7.4014in" fo:margin-top="0.0396in" fo:margin-bottom="0in" table:align="center"/>
    </style:style>
    <style:style style:name="Tabla2.A" style:family="table-column">
      <style:table-column-properties style:column-width="3.6201in"/>
    </style:style>
    <style:style style:name="Tabla2.B" style:family="table-column">
      <style:table-column-properties style:column-width="0.5556in"/>
    </style:style>
    <style:style style:name="Tabla2.C" style:family="table-column">
      <style:table-column-properties style:column-width="0.6229in"/>
    </style:style>
    <style:style style:name="Tabla2.D" style:family="table-column">
      <style:table-column-properties style:column-width="0.5576in"/>
    </style:style>
    <style:style style:name="Tabla2.E" style:family="table-column">
      <style:table-column-properties style:column-width="0.625in"/>
    </style:style>
    <style:style style:name="Tabla2.F" style:family="table-column">
      <style:table-column-properties style:column-width="0.7007in"/>
    </style:style>
    <style:style style:name="Tabla2.G" style:family="table-column">
      <style:table-column-properties style:column-width="0.7194in"/>
    </style:style>
    <style:style style:name="Tabla2.1" style:family="table-row">
      <style:table-row-properties style:min-row-height="0.3472in"/>
    </style:style>
    <style:style style:name="Tabla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a2.B1" style:family="table-cell">
      <style:table-cell-properties style:vertical-align="middle" fo:padding="0in" fo:border="none"/>
    </style:style>
    <style:style style:name="Tabla2.C1" style:family="table-cell">
      <style:table-cell-properties style:vertical-align="middle" fo:padding="0in" fo:border="none"/>
    </style:style>
    <style:style style:name="Tabla2.D1" style:family="table-cell">
      <style:table-cell-properties style:vertical-align="middle" fo:padding="0in" fo:border="none"/>
    </style:style>
    <style:style style:name="Tabla2.E1" style:family="table-cell">
      <style:table-cell-properties style:vertical-align="middle" fo:padding="0in" fo:border="none"/>
    </style:style>
    <style:style style:name="Tabla2.F1" style:family="table-cell">
      <style:table-cell-properties style:vertical-align="middle" fo:padding="0in" fo:border="none"/>
    </style:style>
    <style:style style:name="Tabla2.G1" style:family="table-cell">
      <style:table-cell-properties style:vertical-align="middle" fo:padding="0in" fo:border="none"/>
    </style:style>
    <style:style style:name="Tabla6" style:family="table">
      <style:table-properties style:width="7.4014in" fo:margin-top="0in" fo:margin-bottom="0.3743in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2153in"/>
    </style:style>
    <style:style style:name="Tabla6.B" style:family="table-column">
      <style:table-column-properties style:column-width="0.1042in"/>
    </style:style>
    <style:style style:name="Tabla6.C" style:family="table-column">
      <style:table-column-properties style:column-width="1.1806in"/>
    </style:style>
    <style:style style:name="Tabla6.D" style:family="table-column">
      <style:table-column-properties style:column-width="0.5069in"/>
    </style:style>
    <style:style style:name="Tabla6.E" style:family="table-column">
      <style:table-column-properties style:column-width="0.5764in"/>
    </style:style>
    <style:style style:name="Tabla6.F" style:family="table-column">
      <style:table-column-properties style:column-width="0.8181in"/>
    </style:style>
    <style:style style:name="Tabla6.1" style:family="table-row">
      <style:table-row-properties style:min-row-height="0.2264in"/>
    </style:style>
    <style:style style:name="Tabla6.A1" style:family="table-cell">
      <style:table-cell-properties fo:background-color="transparent" fo:padding="0in" fo:border="none">
        <style:background-image/>
      </style:table-cell-properties>
    </style:style>
    <style:style style:name="Tabla6.C1" style:family="table-cell">
      <style:table-cell-properties style:vertical-align="middle" fo:padding="0in" fo:border="none"/>
    </style:style>
    <style:style style:name="Tabla6.2" style:family="table-row">
      <style:table-row-properties style:min-row-height="0.0382in"/>
    </style:style>
    <style:style style:name="Tabla6.C2" style:family="table-cell">
      <style:table-cell-properties fo:padding="0in" fo:border="none"/>
    </style:style>
    <style:style style:name="Tabla6.D2" style:family="table-cell">
      <style:table-cell-properties fo:padding="0in" fo:border="none"/>
    </style:style>
    <style:style style:name="Tabla6.E2" style:family="table-cell">
      <style:table-cell-properties fo:padding="0in" fo:border="none"/>
    </style:style>
    <style:style style:name="Tabla6.F2" style:family="table-cell">
      <style:table-cell-properties fo:padding="0in" fo:border="none"/>
    </style:style>
    <style:style style:name="Tabla6.3" style:family="table-row">
      <style:table-row-properties style:min-row-height="0.6076in"/>
    </style:style>
    <style:style style:name="Tabla6.C3" style:family="table-cell">
      <style:table-cell-properties fo:padding="0in" fo:border="none"/>
    </style:style>
    <style:style style:name="Tabla6.D3" style:family="table-cell">
      <style:table-cell-properties fo:padding="0in" fo:border="none"/>
    </style:style>
    <style:style style:name="Tabla6.E3" style:family="table-cell">
      <style:table-cell-properties fo:padding="0in" fo:border="none"/>
    </style:style>
    <style:style style:name="Tabla6.F3" style:family="table-cell">
      <style:table-cell-properties fo:padding="0in" fo:border="none"/>
    </style:style>
    <style:style style:name="Tabla6.4" style:family="table-row">
      <style:table-row-properties style:min-row-height="0.2139in"/>
    </style:style>
    <style:style style:name="Tabla6.D4" style:family="table-cell">
      <style:table-cell-properties fo:padding="0in" fo:border="none"/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8bd1c4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8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in" fo:margin-right="0in" fo:margin-top="0.0228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</style:style>
    <style:style style:name="MP32" style:family="paragraph" style:parent-style-name="Standard">
      <style:paragraph-properties fo:margin-left="0.1307in" fo:margin-right="-0.0335in" fo:margin-top="0.0252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left="0.1307in" fo:margin-right="0in" fo:margin-top="0.0311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officeooo:paragraph-rsid="003a4e71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558a64"/>
    </style:style>
    <style:style style:name="MP35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3a4e71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0783in" fo:margin-right="0in" fo:margin-top="0.0783in" fo:margin-bottom="0in" loext:contextual-spacing="false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in" fo:margin-right="0.0591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41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style:font-size-asian="8.5pt" style:font-weight-asian="bold" style:font-name-complex="Lucida Sans" style:font-size-complex="8.5pt" style:font-weight-complex="bold"/>
    </style:style>
    <style:style style:name="MP42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3" style:family="paragraph" style:parent-style-name="Table_20_Contents">
      <style:paragraph-properties fo:margin-left="0in" fo:margin-right="0in" fo:margin-top="0in" fo:margin-bottom="0in" loext:contextual-spacing="false" fo:line-height="100%" fo:text-indent="0in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5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063in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rsid="00569c10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in" fo:margin-right="0.0591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MP52" style:family="paragraph" style:parent-style-name="Standard">
      <style:paragraph-properties fo:margin-left="0in" fo:margin-right="0.0591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aaeae6"/>
    </style:style>
    <style:style style:name="MT3" style:family="text">
      <style:text-properties fo:letter-spacing="-0.0028in" fo:font-style="italic" style:font-style-asian="italic" style:font-style-complex="italic"/>
    </style:style>
    <style:style style:name="MT4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MT7" style:family="text">
      <style:text-properties fo:letter-spacing="-0.0028in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0" style:family="text">
      <style:text-properties style:text-position="-6% 100%" fo:font-style="normal" style:font-style-asian="normal" style:font-style-complex="normal"/>
    </style:style>
    <style:style style:name="MT11" style:family="text">
      <style:text-properties fo:color="#000000" fo:letter-spacing="0.0016in" fo:font-style="normal" style:font-style-asian="normal" style:font-style-complex="normal"/>
    </style:style>
    <style:style style:name="MT12" style:family="text">
      <style:text-properties fo:color="#000000" fo:letter-spacing="-0.0028in" fo:font-style="normal" officeooo:rsid="00105b3d" style:font-style-asian="normal" style:font-style-complex="normal"/>
    </style:style>
    <style:style style:name="MT13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4" style:family="text">
      <style:text-properties fo:color="#000000" fo:letter-spacing="-0.0028in" fo:font-style="normal" style:font-style-asian="normal" style:font-style-complex="normal"/>
    </style:style>
    <style:style style:name="MT15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MT16" style:family="text">
      <style:text-properties fo:color="#221f1f" style:font-name="Lucida Sans" fo:font-size="9pt" style:font-size-asian="9pt" style:font-name-complex="Lucida Sans" style:font-size-complex="9pt"/>
    </style:style>
    <style:style style:name="MT17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18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19" style:family="text">
      <style:text-properties fo:color="#221f1f" style:text-position="-5% 100%" fo:font-size="9pt" fo:letter-spacing="-0.0028in" fo:font-weight="normal" officeooo:rsid="00123b43" style:font-size-asian="9pt" style:font-weight-asian="normal" style:font-size-complex="9pt" style:font-weight-complex="normal"/>
    </style:style>
    <style:style style:name="MT2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1" style:family="text">
      <style:text-properties fo:color="#221f1f" style:text-position="-5% 100%" fo:font-size="9pt" style:font-size-asian="9pt" style:font-size-complex="9pt"/>
    </style:style>
    <style:style style:name="MT22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text-position="-5% 100%" style:font-name="Lucida Sans" fo:font-size="9pt" fo:letter-spacing="-0.0047in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4" style:family="text">
      <style:text-properties fo:color="#221f1f" style:text-position="-5% 100%" style:font-name="Lucida Sans" fo:font-size="9pt" fo:letter-spacing="-0.0047in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font-name="Lucida Sans" fo:font-size="9pt" fo:letter-spacing="-0.0028in" fo:font-style="normal" officeooo:rsid="00161b0b" style:font-size-asian="9pt" style:font-style-asian="normal" style:font-name-complex="Lucida Sans" style:font-size-complex="9pt" style:font-style-complex="normal"/>
    </style:style>
    <style:style style:name="MT27" style:family="text">
      <style:text-properties style:text-position="-5% 100%" fo:font-size="9pt" fo:letter-spacing="-0.0028in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MT29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MT30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2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letter-spacing="-0.0047in" fo:font-style="normal" fo:font-weight="bold" style:font-style-asian="normal" style:font-weight-asian="bold" style:font-style-complex="normal" style:font-weight-complex="bold"/>
    </style:style>
    <style:style style:name="MT35" style:family="text">
      <style:text-properties fo:letter-spacing="-0.0047in" fo:font-style="normal" officeooo:rsid="0044122e" style:font-style-asian="normal" style:font-style-complex="normal"/>
    </style:style>
    <style:style style:name="MT36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37" style:family="text">
      <style:text-properties fo:letter-spacing="-0.0055in" fo:font-weight="bold" style:font-weight-asian="bold" style:font-weight-complex="bold"/>
    </style:style>
    <style:style style:name="MT38" style:family="text">
      <style:text-properties fo:letter-spacing="-0.0047in" fo:font-weight="bold" style:font-weight-asian="bold" style:font-weight-complex="bold"/>
    </style:style>
    <style:style style:name="MT39" style:family="text">
      <style:text-properties fo:letter-spacing="-0.0047in" fo:font-style="normal" officeooo:rsid="003a4e71" style:font-style-asian="normal" style:font-style-complex="normal"/>
    </style:style>
    <style:style style:name="MT40" style:family="text">
      <style:text-properties fo:letter-spacing="-0.0047in"/>
    </style:style>
    <style:style style:name="MT41" style:family="text">
      <style:text-properties fo:letter-spacing="-0.0016in" fo:font-weight="bold" style:font-weight-asian="bold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9" style:family="text">
      <style:text-properties fo:color="#221f1f" style:text-position="-5% 100%" style:font-name="Lucida Sans" fo:font-size="8pt" fo:letter-spacing="-0.011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52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4" style:family="text">
      <style:text-properties fo:color="#221f1f" fo:letter-spacing="-0.0028in" fo:font-style="normal" officeooo:rsid="001c3d3e" style:font-style-asian="normal" style:font-style-complex="normal"/>
    </style:style>
    <style:style style:name="MT55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T56" style:family="text">
      <style:text-properties fo:letter-spacing="-0.0028in" fo:font-style="normal" officeooo:rsid="001c3d3e" style:font-style-asian="normal" style:font-style-complex="normal"/>
    </style:style>
    <style:style style:name="MT57" style:family="text">
      <style:text-properties fo:letter-spacing="-0.0035in"/>
    </style:style>
    <style:style style:name="MT58" style:family="text">
      <style:text-properties fo:letter-spacing="-0.0063in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1181in" fo:margin-left="0in" fo:margin-right="0in" fo:margin-top="0.0783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Aeroo picture " text:anchor-type="paragraph" svg:x="-0.4335in" svg:y="-0.3937in" draw:z-index="1" svg:height="36.541666666666664in" svg:width="25.833333333333332in"><draw:image xlink:href="Pictures/86c44565e0e81094c1692fe15949d90b.png"/></draw:frame></text:p>
              <text:p text:style-name="MP2"/>
              <text:p text:style-name="MP2"><draw:frame draw:style-name="Mfr2" draw:name="Aeroo picture " text:anchor-type="paragraph" svg:x="0.1256in" svg:y="-0.2366in" draw:z-index="2" svg:height="0.7291666666666666in" svg:width="1.8144379844961238in"><draw:image xlink:href="Pictures/e621d8e599eb8e5bc70ebe2f1530b453.png"/></draw:frame></text:p>
            </table:table-cell>
            <table:table-cell table:style-name="Tabla5.A1" table:number-rows-spanned="2" office:value-type="string">
              <text:p text:style-name="MP3"/>
              <text:p text:style-name="MP4">X</text:p>
              <text:p text:style-name="MP5">Doc. no válido como factura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span text:style-name="MT2">ORDEN DE VENTA</text:span><text:s/></text:p>
              <text:p text:style-name="MP7">Nº: SO024<text:s/><text:span text:style-name="MT3"><text:s/></text:span></text:p>
              <text:p text:style-name="MP8"><text:span text:style-name="MT4">Fecha</text:span><text:span text:style-name="MT5">: </text:span><text:span text:style-name="MT5">22/07/2020</text:span></text:p>
              <text:p text:style-name="MP9"><text:span text:style-name="MT3"><text:s/>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Millan S.A.</text:p>
              <text:p text:style-name="MP12"><text:span text:style-name="MT8">Álvarez Condarco 740</text:span><text:span text:style-name="MT8"><text:s/>(</text:span><text:span text:style-name="MT8">5539</text:span><text:span text:style-name="MT8">)</text:span></text:p>
              <text:p text:style-name="MP13"><text:span text:style-name="MT9"><text:s/>Las<text:s/>Heras</text:span><text:span text:style-name="MT9"><text:s/>- </text:span><text:span text:style-name="MT9">Mendoza</text:span><text:span text:style-name="MT9"><text:s/>- </text:span><text:span text:style-name="MT9">Argentina</text:span></text:p>
              <text:p text:style-name="MP13"><text:span text:style-name="MT9">Tel: </text:span><text:span text:style-name="MT9"><text:s/>0261<text:s/>673-6296</text:span></text:p>
              <text:p text:style-name="MP14">hola@atomonline.com.ar</text:p>
              <text:p text:style-name="MP14">https://atomoconviene.com/</text:p>
              <text:p text:style-name="MP15"><text:span text:style-name="MT10">I.V.A.: </text:span><text:span text:style-name="MT9">IVA Responsable Inscripto</text:span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2">CUIT</text:span>: 30111111118</text:p>
              <text:p text:style-name="MP18"><text:span text:style-name="MT12">Ing. Brutos</text:span>: </text:p>
              <text:p text:style-name="MP19"><text:span text:style-name="MT13">Inicio de actividades</text:span><text:span text:style-name="MT14">: </text:span><text:span text:style-name="MT14">15/05/2020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5">Cliente</text:span><text:span text:style-name="MT16">:</text:span><text:span text:style-name="MT17"><text:s/></text:span><text:span text:style-name="MT18">Armando Bardo</text:span></text:p>
              <text:p text:style-name="MP22"/>
              <text:p text:style-name="MP23"><text:span text:style-name="MT19">Dirección</text:span><text:span text:style-name="MT20">: </text:span><text:span text:style-name="MT21">calle - calle. (5000) ciudad - Mendoza. Argentina.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2">Teléfono</text:span><text:span text:style-name="MT16">:</text:span><text:span text:style-name="MT17"><text:s/></text:span><text:span text:style-name="MT18">2616505050</text:span></text:p>
              <text:p text:style-name="MP26"/>
              <text:p text:style-name="MP25"><text:span text:style-name="MT22">Mail</text:span><text:span text:style-name="MT16">:</text:span><text:span text:style-name="MT17"><text:s/></text:span><text:span text:style-name="MT18">armandobardo@gmail.com</text:span></text:p>
              <text:p text:style-name="MP27"/>
              <text:p text:style-name="MP28"/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6">Cond IVA</text:span><text:span text:style-name="MT16">:</text:span><text:span text:style-name="MT17"><text:s/></text:span><text:span text:style-name="MT18">Consumidor Final</text:span></text:p>
              <text:p text:style-name="MP30"><text:span text:style-name="MT27">DNI</text:span><text:span text:style-name="MT28">:</text:span><text:span text:style-name="MT29"><text:s/></text:span><text:span text:style-name="MT29">26055484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0">Cond. Venta</text:span><text:span text:style-name="MT31">:</text:span><text:span text:style-name="MT32"><text:s/></text:span><text:span text:style-name="MT33"/></text:p>
              <text:p text:style-name="MP32"/>
              <text:p text:style-name="MP33"><text:span text:style-name="MT39">Referencia</text:span><text:span text:style-name="MT40">:</text:span><text:span text:style-name="MT41"><text:s/></text:span><text:span text:style-name="MT42"/></text:p>
            </table:table-cell>
            <table:table-cell table:style-name="Tabla1.A1" office:value-type="string">
              <text:p text:style-name="MP34"><text:span text:style-name="MT44">Comercial</text:span><text:span text:style-name="MT45">:</text:span><text:span text:style-name="MT46"><text:s/></text:span><text:span text:style-name="MT47">Administrador</text:span></text:p>
              <text:p text:style-name="MP35"><text:span text:style-name="MT44">Doc. Origen</text:span><text:span text:style-name="MT49">:</text:span><text:span text:style-name="MT50"><text:s/></text:span><text:span text:style-name="MT47"/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%<text:span text:style-name="MT52">I.V.A.</text:span></text:p>
            </table:table-cell>
            <table:table-cell table:style-name="Tabla2.C1" office:value-type="string">
              <text:p text:style-name="MP36">P. Lista</text:p>
            </table:table-cell>
            <table:table-cell table:style-name="Tabla2.D1" office:value-type="string">
              <text:p text:style-name="MP37">%<text:span text:style-name="MT52">Bon.</text:span></text:p>
            </table:table-cell>
            <table:table-cell table:style-name="Tabla2.E1" office:value-type="string">
              <text:p text:style-name="MP36">P. Neto</text:p>
            </table:table-cell>
            <table:table-cell table:style-name="Tabla2.F1" office:value-type="string">
              <text:p text:style-name="MP36">Cantidad</text:p>
            </table:table-cell>
            <table:table-cell table:style-name="Tabla2.G1" office:value-type="string">
              <text:p text:style-name="MP36">Total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9"><text:span text:style-name="MT54">OBSERVACIONES</text:span>: <text:span text:style-name="MT55"/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56">SUBTOTAL</text:span><text:span text:style-name="MT57"><text:s/></text:span><text:span text:style-name="MT58">$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198,35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UESTOS</text:p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/>
            </table:table-cell>
            <table:table-cell table:style-name="Tabla6.F3" office:value-type="string">
              <text:p text:style-name="MP4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6">Impuestos</text:p>
            </table:table-cell>
            <table:table-cell table:style-name="Tabla6.D4" office:value-type="string">
              <text:p text:style-name="MP48"/>
            </table:table-cell>
            <table:table-cell table:style-name="Tabla6.E3" office:value-type="string">
              <text:p text:style-name="MP49"/>
            </table:table-cell>
            <table:table-cell table:style-name="Tabla6.F3" office:value-type="string">
              <text:p text:style-name="MP51">41,65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0"><text:span text:style-name="MT56">TOTAL</text:span><text:span text:style-name="MT57"><text:s/></text:span><text:span text:style-name="MT58">$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3"/>
            </table:table-cell>
            <table:table-cell table:style-name="Tabla6.C1" office:value-type="string">
              <text:p text:style-name="MP41">240,00</text:p>
            </table:table-cell>
          </table:table-row>
        </table:table>
        <text:p text:style-name="MP5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2:41:32</meta:creation-date>
    <dc:date>2020-07-22T12:41:32</dc:date>
    <meta:editing-duration/>
    <meta:editing-cycles>1</meta:editing-cycles>
    <meta:generator>Aeroo Lib/1.3.0 Aeroo Reports/11.0.1.3.0</meta:generator>
    <meta:document-statistic meta:table-count="6" meta:image-count="0" meta:object-count="0" meta:page-count="1" meta:paragraph-count="75" meta:word-count="310" meta:character-count="1788" meta:non-whitespace-character-count="1701"/>
    <dc:title>Presupuesto</dc:title>
    <dc:creator>Administrador</dc:creator>
    <meta:user-defined meta:name="Generator">Aeroo Reports 11.0.1.3.0</meta:user-defined>
    <meta:user-defined meta:name="Software">Odoo 11.0</meta:user-defined>
    <meta:user-defined meta:name="URL">http://www.alistek.com</meta:user-defined>
  </office:meta>
</office:document-meta>
</file>